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b4a6" officeooo:paragraph-rsid="0018b4a6"/>
    </style:style>
    <style:style style:name="P2" style:family="paragraph" style:parent-style-name="Standard">
      <style:paragraph-properties fo:text-align="center" style:justify-single-word="false"/>
      <style:text-properties officeooo:rsid="0018b4a6" officeooo:paragraph-rsid="0018b4a6"/>
    </style:style>
    <style:style style:name="P3" style:family="paragraph" style:parent-style-name="Standard">
      <style:text-properties officeooo:rsid="0018b4a6" officeooo:paragraph-rsid="0019bbe7"/>
    </style:style>
    <style:style style:name="P4" style:family="paragraph" style:parent-style-name="Standard">
      <style:text-properties officeooo:rsid="0019bbe7" officeooo:paragraph-rsid="0018b4a6"/>
    </style:style>
    <style:style style:name="P5" style:family="paragraph" style:parent-style-name="Standard">
      <style:text-properties officeooo:rsid="0019bbe7" officeooo:paragraph-rsid="0019bbe7"/>
    </style:style>
    <style:style style:name="T1" style:family="text">
      <style:text-properties officeooo:rsid="0019a7e3"/>
    </style:style>
    <style:style style:name="T2" style:family="text">
      <style:text-properties officeooo:rsid="0019bbe7"/>
    </style:style>
    <style:style style:name="T3" style:family="text">
      <style:text-properties officeooo:rsid="001adcab"/>
    </style:style>
    <style:style style:name="T4" style:family="text">
      <style:text-properties officeooo:rsid="001d1d3c"/>
    </style:style>
    <style:style style:name="T5" style:family="text">
      <style:text-properties officeooo:rsid="001e9b4f"/>
    </style:style>
    <style:style style:name="T6" style:family="text">
      <style:text-properties officeooo:rsid="001faf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maine Type :</text:p>
      <text:p text:style-name="P1"/>
      <text:p text:style-name="P1">Tous les jours :</text:p>
      <text:p text:style-name="P1">- 20 à 30 minutes (abdos, etirements)</text:p>
      <text:p text:style-name="P1">- Minimum 5h pour la conception de World <text:span text:style-name="T5">(enregistrer sur git, veille technologique) </text:span></text:p>
      <text:p text:style-name="P1">- <text:span text:style-name="T1">Réveil maximum 9h du matin</text:span></text:p>
      <text:p text:style-name="P1">- <text:span text:style-name="T3">faire les comptes</text:span></text:p>
      <text:p text:style-name="P1">- <text:span text:style-name="T4">régler papiers/mail/compte/site etc.… jusqu’à ce que tout soit régler </text:span></text:p>
      <text:p text:style-name="P1"/>
      <text:p text:style-name="P1"/>
      <text:p text:style-name="P3"><text:span text:style-name="T2">T</text:span>ous les 2 jours : </text:p>
      <text:p text:style-name="P1">- Salle de sport 1h→ 2h</text:p>
      <text:p text:style-name="P1"/>
      <text:p text:style-name="P4"/>
      <text:p text:style-name="P5">2 fois par semaine : </text:p>
      <text:p text:style-name="P5">-Kiné </text:p>
      <text:p text:style-name="P1">-<text:span text:style-name="T6">Brocante ou enchères </text:span>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08:30:17.750012172</meta:creation-date>
    <dc:date>2019-10-10T08:58:31.024186066</dc:date>
    <meta:editing-duration>PT19M12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67" meta:character-count="362" meta:non-whitespace-character-count="301"/>
  </office:meta>
</office:document-meta>
</file>